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729fcf" draw:fill-gradient-name="gradient" draw:gradient-step-count="0" draw:opacity="50%" draw:textarea-horizontal-align="justify" draw:textarea-vertical-align="middle" draw:auto-grow-height="false" fo:min-height="9.539cm" fo:min-width="12.972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729fcf" draw:fill-gradient-name="gradient" draw:gradient-step-count="0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19.05cm" svg:height="13.843cm" svg:x="1.25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3465a4" draw:end-color="#ed777b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3T10:58:57.523691102</dc:date>
    <meta:editing-duration>PT3M5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